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1 <text:s text:c="9"/>3 <text:s text:c="7"/>5</text:span></text:p>
          </draw:text-box>
        </draw:frame>
        <draw:line draw:style-name="gr5" draw:text-style-name="P1" draw:layer="layout" svg:x1="16.5cm" svg:y1="8.6cm" svg:x2="16.5cm" svg:y2="13.1cm">
          <text:p/>
        </draw:line>
        <draw:line draw:style-name="gr5" draw:text-style-name="P1" draw:layer="layout" svg:x1="10.5cm" svg:y1="8.6cm" svg:x2="16.5cm" svg:y2="8.6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0.5cm" svg:y1="8.6cm" svg:x2="10.5cm" svg:y2="13.1cm">
          <text:p/>
        </draw:line>
        <draw:line draw:style-name="gr5" draw:text-style-name="P1" draw:layer="layout" svg:x1="25.5cm" svg:y1="8.5cm" svg:x2="25.5cm" svg:y2="13cm">
          <text:p/>
        </draw:line>
        <draw:line draw:style-name="gr5" draw:text-style-name="P1" draw:layer="layout" svg:x1="21cm" svg:y1="8.5cm" svg:x2="25.5cm" svg:y2="8.5cm">
          <text:p/>
        </draw:line>
        <draw:line draw:style-name="gr5" draw:text-style-name="P1" draw:layer="layout" svg:x1="20.9cm" svg:y1="8.5cm" svg:x2="20.9cm" svg:y2="13cm">
          <text:p/>
        </draw:line>
        <draw:line draw:style-name="gr5" draw:text-style-name="P1" draw:layer="layout" svg:x1="6.3cm" svg:y1="8.6cm" svg:x2="6.3cm" svg:y2="13.1cm">
          <text:p/>
        </draw:line>
        <draw:line draw:style-name="gr5" draw:text-style-name="P1" draw:layer="layout" svg:x1="1.9cm" svg:y1="8.6cm" svg:x2="6.4cm" svg:y2="8.6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/></text:span><text:span text:style-name="T1">-5 <text:s text:c="5"/>-3 <text:s text:c="7"/>-1</text:span></text:p>
          </draw:text-box>
        </draw:frame>
        <draw:line draw:style-name="gr5" draw:text-style-name="P1" draw:layer="layout" svg:x1="1.9cm" svg:y1="8.6cm" svg:x2="1.9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8-05T15:09:22</dc:date>
    <meta:editing-cycles>6</meta:editing-cycles>
    <meta:editing-duration>PT11M1S</meta:editing-duration>
    <dc:creator>tokai </dc:cre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